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70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8.241cm"/>
    </style:style>
    <style:style style:name="co4" style:family="table-column">
      <style:table-column-properties fo:break-before="auto" style:column-width="5.937cm"/>
    </style:style>
    <style:style style:name="co5" style:family="table-column">
      <style:table-column-properties fo:break-before="auto" style:column-width="3.468cm"/>
    </style:style>
    <style:style style:name="co6" style:family="table-column">
      <style:table-column-properties fo:break-before="auto" style:column-width="10.155cm"/>
    </style:style>
    <style:style style:name="co7" style:family="table-column">
      <style:table-column-properties fo:break-before="auto" style:column-width="5.1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2" style:family="table-cell" style:parent-style-name="Default" style:data-style-name="N108"/>
    <style:style style:name="ce3" style:family="table-cell" style:parent-style-name="Default" style:data-style-name="N108">
      <style:table-cell-properties fo:wrap-option="wrap"/>
      <style:text-properties style:use-window-font-color="true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ff9900" style:text-outline="false" style:text-line-through-style="none" style:font-name="Thorndale" fo:font-size="10pt" fo:language="hu" fo:country="HU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/>
    </style:style>
  </office:automatic-styles>
  <office:body>
    <office:spreadsheet>
      <table:table table:name="Munkalap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column table:style-name="co5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>
            <text:p>Gallery theme [en-US]</text:p>
          </table:table-cell>
          <table:table-cell office:value-type="string">
            <text:p>Gallery theme [HU]</text:p>
          </table:table-cell>
          <table:table-cell office:value-type="string">
            <text:p>NoE</text:p>
          </table:table-cell>
          <table:table-cell office:value-type="string">
            <text:p>Origin</text:p>
          </table:table-cell>
          <table:table-cell office:value-type="string">
            <text:p>Filename, mask or all</text:p>
          </table:table-cell>
          <table:table-cell office:value-type="string">
            <text:p>To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/>
        </table:table-row>
        <table:table-row table:style-name="ro1">
          <table:table-cell office:value-type="string">
            <text:p>Shapes - polygons</text:p>
          </table:table-cell>
          <table:table-cell office:value-type="string">
            <text:p>Alakzatok - poligon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hapes 1</text:p>
          </table:table-cell>
          <table:table-cell office:value-type="string">
            <text:p>Alakzatok 1</text:p>
          </table:table-cell>
          <table:table-cell office:value-type="float" office:value="60">
            <text:p>6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3]+1" office:value-type="float" office:value="13">
            <text:p>13</text:p>
          </table:table-cell>
          <table:table-cell office:value-type="float" office:value="25">
            <text:p>2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OpenOffice.org 1.1.x</text:p>
          </table:table-cell>
          <table:table-cell table:formula="oooc:=[.F4]+1" office:value-type="float" office:value="26">
            <text:p>26</text:p>
          </table:table-cell>
          <table:table-cell office:value-type="float" office:value="45">
            <text:p>4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table:formula="oooc:=[.F5]+1" office:value-type="float" office:value="46">
            <text:p>46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 office:value-type="string">
            <text:p>Some of them based on <text:s/>Boris Maric LGPL work from VectorPortal.com</text:p>
          </table:table-cell>
        </table:table-row>
        <table:table-row table:style-name="ro1">
          <table:table-cell office:value-type="string">
            <text:p>Shapes 2</text:p>
          </table:table-cell>
          <table:table-cell office:value-type="string">
            <text:p>Alakzatok 2</text:p>
          </table:table-cell>
          <table:table-cell office:value-type="float" office:value="72">
            <text:p>72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7]+1"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decorativ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VectorPortal.com</text:p>
          </table:table-cell>
          <table:table-cell table:formula="oooc:=[.F8]+1" office:value-type="float" office:value="19">
            <text:p>19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Animals</text:p>
          </table:table-cell>
          <table:table-cell office:value-type="string">
            <text:p>Állato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ars</text:p>
          </table:table-cell>
          <table:table-cell office:value-type="string">
            <text:p>Autók 1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gs</text:p>
          </table:table-cell>
          <table:table-cell office:value-type="string">
            <text:p>Bogarak</text:p>
          </table:table-cell>
          <table:table-cell office:value-type="float" office:value="15">
            <text:p>15</text:p>
          </table:table-cell>
          <table:table-cell table:number-columns-repeated="3"/>
          <table:table-cell office:value-type="string">
            <text:p>PrOOo-Box</text:p>
          </table:table-cell>
          <table:table-cell table:number-columns-repeated="3"/>
          <table:table-cell office:value-type="string">
            <text:p>http://www.prooo-box.org/</text:p>
          </table:table-cell>
          <table:table-cell/>
        </table:table-row>
        <table:table-row table:style-name="ro1">
          <table:table-cell office:value-type="string">
            <text:p>Bullets 2</text:p>
          </table:table-cell>
          <table:table-cell office:value-type="string">
            <text:p>Felsorolásjel 2</text:p>
          </table:table-cell>
          <table:table-cell office:value-type="float" office:value="174">
            <text:p>174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Cisco - Other</text:p>
          </table:table-cell>
          <table:table-cell office:value-type="string">
            <text:p>Cisco - Egyéb</text:p>
          </table:table-cell>
          <table:table-cell office:value-type="float" office:value="85">
            <text:p>85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Media</text:p>
          </table:table-cell>
          <table:table-cell office:value-type="string">
            <text:p>Cisco - Media</text:p>
          </table:table-cell>
          <table:table-cell office:value-type="float" office:value="13">
            <text:p>1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Products</text:p>
          </table:table-cell>
          <table:table-cell office:value-type="string">
            <text:p>Cisco - Termékek</text:p>
          </table:table-cell>
          <table:table-cell office:value-type="float" office:value="186">
            <text:p>186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Cisco - WAN - LAN</text:p>
          </table:table-cell>
          <table:table-cell office:value-type="string">
            <text:p>Cisco - WAN - LAN</text:p>
          </table:table-cell>
          <table:table-cell office:value-type="float" office:value="33">
            <text:p>33</text:p>
          </table:table-cell>
          <table:table-cell office:value-type="string">
            <text:p>Cisco</text:p>
          </table:table-cell>
          <table:table-cell table:number-columns-repeated="5"/>
          <table:table-cell office:value-type="string">
            <text:p>Free use, no modify</text:p>
          </table:table-cell>
          <table:table-cell office:value-type="string">
            <text:p>http://www.cisco.com/web/about/ac50/ac47/2.html</text:p>
          </table:table-cell>
          <table:table-cell office:value-type="string">
            <text:p>Nonfree</text:p>
          </table:table-cell>
        </table:table-row>
        <table:table-row table:style-name="ro1">
          <table:table-cell office:value-type="string">
            <text:p>Domino - usual</text:p>
          </table:table-cell>
          <table:table-cell office:value-type="string">
            <text:p>Dominó - hagyományos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Domino - numbered</text:p>
          </table:table-cell>
          <table:table-cell office:value-type="string">
            <text:p>Dominó - számozott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1</text:p>
          </table:table-cell>
          <table:table-cell office:value-type="string">
            <text:p>Elektronika - alkatrészek 1</text:p>
          </table:table-cell>
          <table:table-cell office:value-type="float" office:value="33">
            <text:p>3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2</text:p>
          </table:table-cell>
          <table:table-cell office:value-type="string">
            <text:p>Elektronika - alkatrészek 2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3</text:p>
          </table:table-cell>
          <table:table-cell office:value-type="string">
            <text:p>Elektronika - alkatrészek 3</text:p>
          </table:table-cell>
          <table:table-cell office:value-type="float" office:value="29">
            <text:p>2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parts 4</text:p>
          </table:table-cell>
          <table:table-cell office:value-type="string">
            <text:p>Elektronika - alkatrészek 4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Electronics - circuit</text:p>
          </table:table-cell>
          <table:table-cell office:value-type="string">
            <text:p>Elektronika - áramkörök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signs</text:p>
          </table:table-cell>
          <table:table-cell office:value-type="string">
            <text:p>Elektronika - jelek</text:p>
          </table:table-cell>
          <table:table-cell office:value-type="float" office:value="14">
            <text:p>1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Electronics - gauges</text:p>
          </table:table-cell>
          <table:table-cell office:value-type="string">
            <text:p>Elektronika - mérőeszközö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eople</text:p>
          </table:table-cell>
          <table:table-cell office:value-type="string">
            <text:p>Embere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overlay</text:p>
          </table:table-cell>
          <table:table-cell office:value-type="string">
            <text:p>Építészet - burkolat</text:p>
          </table:table-cell>
          <table:table-cell office:value-type="float" office:value="4">
            <text:p>4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furnitures</text:p>
          </table:table-cell>
          <table:table-cell office:value-type="string">
            <text:p>Építészet – butoro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uildings</text:p>
          </table:table-cell>
          <table:table-cell office:value-type="string">
            <text:p>Építészet - épületek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bathroom, kitchen</text:p>
          </table:table-cell>
          <table:table-cell office:value-type="string">
            <text:p>Építészet - fürdőszoba, konyh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kitchen</text:p>
          </table:table-cell>
          <table:table-cell office:value-type="string">
            <text:p>Építészet - konyha</text:p>
          </table:table-cell>
          <table:table-cell office:value-type="float" office:value="8">
            <text:p>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chitecture - windows, doors</text:p>
          </table:table-cell>
          <table:table-cell office:value-type="string">
            <text:p>Építészet - nyílászáró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Flowcharts</text:p>
          </table:table-cell>
          <table:table-cell office:value-type="string">
            <text:p>Folyamatábra</text:p>
          </table:table-cell>
          <table:table-cell office:value-type="float" office:value="30">
            <text:p>30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Flowcharts 2</text:p>
          </table:table-cell>
          <table:table-cell office:value-type="string">
            <text:p>Folyamatábra 2</text:p>
          </table:table-cell>
          <table:table-cell office:value-type="float" office:value="25">
            <text:p>25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oral-StudioA</text:p>
          </table:table-cell>
          <table:table-cell office:value-type="string">
            <text:p>Foral-StudioA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Photos - Fauna</text:p>
          </table:table-cell>
          <table:table-cell office:value-type="string">
            <text:p>Fotók - Élővilág</text:p>
          </table:table-cell>
          <table:table-cell office:value-type="float" office:value="43">
            <text:p>43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Buildings</text:p>
          </table:table-cell>
          <table:table-cell office:value-type="string">
            <text:p>Fotók – Épülete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Plants</text:p>
          </table:table-cell>
          <table:table-cell office:value-type="string">
            <text:p>Fotók - Növények</text:p>
          </table:table-cell>
          <table:table-cell office:value-type="float" office:value="56">
            <text:p>56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Statues</text:p>
          </table:table-cell>
          <table:table-cell office:value-type="string">
            <text:p>Fotók – Szobrok</text:p>
          </table:table-cell>
          <table:table-cell office:value-type="float" office:value="5">
            <text:p>5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Landscapes</text:p>
          </table:table-cell>
          <table:table-cell office:value-type="string">
            <text:p>Fotók - Tájak</text:p>
          </table:table-cell>
          <table:table-cell office:value-type="float" office:value="59">
            <text:p>59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Cities</text:p>
          </table:table-cell>
          <table:table-cell office:value-type="string">
            <text:p>Fotók - Városok</text:p>
          </table:table-cell>
          <table:table-cell office:value-type="float" office:value="8">
            <text:p>8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2">
          <table:table-cell office:value-type="string">
            <text:p>Photos - Flowers</text:p>
          </table:table-cell>
          <table:table-cell office:value-type="string">
            <text:p>Fotók - Virágok</text:p>
          </table:table-cell>
          <table:table-cell office:value-type="float" office:value="20">
            <text:p>20</text:p>
          </table:table-cell>
          <table:table-cell office:value-type="string">
            <text:p>ArkSoft</text:p>
          </table:table-cell>
          <table:table-cell office:value-type="string">
            <text:p>ArkSoft*</text:p>
          </table:table-cell>
          <table:table-cell table:number-columns-repeated="3"/>
          <table:table-cell office:value-type="string">
            <text:p><text:a xlink:href="mailto:Office@arksoft.hu">Office@arksoft.hu</text:a></text:p>
          </table:table-cell>
          <table:table-cell office:value-type="string">
            <text:p>Public Domain</text:p>
          </table:table-cell>
          <table:table-cell office:value-type="string">
            <text:p>http://partners.dravanet.hu/gionni/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1157185_28ea113529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1157185/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leeagasguang/</text:p>
          </table:table-cell>
          <table:table-cell office:value-type="string">
            <text:p>1482010374_31c0e4c1ed_o.jpg</text:p>
          </table:table-cell>
          <table:table-cell table:number-columns-repeated="2"/>
          <table:table-cell office:value-type="string">
            <text:p>uduokkamah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leeagasguang/1482010374/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Laurent Godard</text:p>
          </table:table-cell>
          <table:table-cell/>
          <table:table-cell office:value-type="string">
            <text:p>LGPL</text:p>
          </table:table-cell>
          <table:table-cell table:number-columns-repeated="2"/>
        </table:table-row>
        <table:table-row table:style-name="ro1">
          <table:table-cell office:value-type="string">
            <text:p>Therapeutics - general</text:p>
          </table:table-cell>
          <table:table-cell office:value-type="string">
            <text:p>Gyógyászat - általános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5"/>
          <table:table-cell office:value-type="string">
            <text:p>Public Domain</text:p>
          </table:table-cell>
          <table:table-cell table:number-columns-repeated="2"/>
        </table:table-row>
        <table:table-row table:style-name="ro1">
          <table:table-cell office:value-type="string">
            <text:p>Weather</text:p>
          </table:table-cell>
          <table:table-cell office:value-type="string">
            <text:p>Időjárás</text:p>
          </table:table-cell>
          <table:table-cell office:value-type="float" office:value="13">
            <text:p>1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Vehicles</text:p>
          </table:table-cell>
          <table:table-cell office:value-type="string">
            <text:p>Járművek</text:p>
          </table:table-cell>
          <table:table-cell office:value-type="float" office:value="41">
            <text:p>41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0]+1" office:value-type="float" office:value="41">
            <text:p>41</text:p>
          </table:table-cell>
          <table:table-cell office:value-type="float" office:value="41">
            <text:p>41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2">
          <table:table-cell office:value-type="string">
            <text:p>Signs</text:p>
          </table:table-cell>
          <table:table-cell office:value-type="string">
            <text:p>Jelek</text:p>
          </table:table-cell>
          <table:table-cell office:value-type="float" office:value="86">
            <text:p>86</text:p>
          </table:table-cell>
          <table:table-cell/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72]+1" office:value-type="float" office:value="13">
            <text:p>13</text:p>
          </table:table-cell>
          <table:table-cell office:value-type="float" office:value="66">
            <text:p>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73]+1" office:value-type="float" office:value="67">
            <text:p>67</text:p>
          </table:table-cell>
          <table:table-cell office:value-type="float" office:value="85">
            <text:p>85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74]+1" office:value-type="float" office:value="86">
            <text:p>86</text:p>
          </table:table-cell>
          <table:table-cell table:formula="oooc:=[.E75]" office:value-type="float" office:value="86">
            <text:p>86</text:p>
          </table:table-cell>
          <table:table-cell/>
          <table:table-cell office:value-type="string">
            <text:p>Adam Nilsson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Radioactive+sign?content=57782</text:p>
          </table:table-cell>
          <table:table-cell/>
        </table:table-row>
        <table:table-row table:style-name="ro1">
          <table:table-cell office:value-type="string">
            <text:p>Blue Man</text:p>
          </table:table-cell>
          <table:table-cell office:value-type="string">
            <text:p>Kék ember</text:p>
          </table:table-cell>
          <table:table-cell office:value-type="float" office:value="23">
            <text:p>23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Chemistry - Amino acids</text:p>
          </table:table-cell>
          <table:table-cell office:value-type="string">
            <text:p>Kémia - Aminósavak</text:p>
          </table:table-cell>
          <table:table-cell office:value-type="float" office:value="20">
            <text:p>20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signs</text:p>
          </table:table-cell>
          <table:table-cell office:value-type="string">
            <text:p>Logikai jelek</text:p>
          </table:table-cell>
          <table:table-cell office:value-type="float" office:value="21">
            <text:p>2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Logical gates</text:p>
          </table:table-cell>
          <table:table-cell office:value-type="string">
            <text:p>Logikai kapuk</text:p>
          </table:table-cell>
          <table:table-cell office:value-type="float" office:value="22">
            <text:p>22</text:p>
          </table:table-cell>
          <table:table-cell office:value-type="string">
            <text:p>OOExtras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office:value-type="string">
            <text:p>Logos</text:p>
          </table:table-cell>
          <table:table-cell office:value-type="string">
            <text:p>Logók</text:p>
          </table:table-cell>
          <table:table-cell office:value-type="float" office:value="9">
            <text:p>9</text:p>
          </table:table-cell>
          <table:table-cell office:value-type="string">
            <text:p>OOExtras.org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80]+1" office:value-type="float" office:value="3">
            <text:p>3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table:number-columns-repeated="4"/>
          <table:table-cell table:formula="oooc:=[.F81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wrock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Ubuntu+logo+SVG?content=57816</text:p>
          </table:table-cell>
          <table:table-cell/>
        </table:table-row>
        <table:table-row table:style-name="ro1">
          <table:table-cell table:number-columns-repeated="4"/>
          <table:table-cell table:formula="oooc:=[.F82]+1"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xavier corredor llano</text:p>
          </table:table-cell>
          <table:table-cell/>
          <table:table-cell office:value-type="string">
            <text:p>GPL</text:p>
          </table:table-cell>
          <table:table-cell office:value-type="string">
            <text:p>http://www.kde-files.org/content/show.php/cliparts+buttons?content=57229</text:p>
          </table:table-cell>
          <table:table-cell/>
        </table:table-row>
        <table:table-row table:style-name="ro1">
          <table:table-cell office:value-type="string">
            <text:p>Smilies</text:p>
          </table:table-cell>
          <table:table-cell office:value-type="string">
            <text:p>Mosolyok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Arrows</text:p>
          </table:table-cell>
          <table:table-cell office:value-type="string">
            <text:p>Nyilak</text:p>
          </table:table-cell>
          <table:table-cell office:value-type="float" office:value="32">
            <text:p>3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1 clock</text:p>
          </table:table-cell>
          <table:table-cell office:value-type="string">
            <text:p>Óra 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2 clock</text:p>
          </table:table-cell>
          <table:table-cell office:value-type="string">
            <text:p>Óra 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3 clock</text:p>
          </table:table-cell>
          <table:table-cell office:value-type="string">
            <text:p>Óra 3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4 clock</text:p>
          </table:table-cell>
          <table:table-cell office:value-type="string">
            <text:p>Óra 4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5 clock</text:p>
          </table:table-cell>
          <table:table-cell office:value-type="string">
            <text:p>Óra 5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6 clock</text:p>
          </table:table-cell>
          <table:table-cell office:value-type="string">
            <text:p>Óra 6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7 clock</text:p>
          </table:table-cell>
          <table:table-cell office:value-type="string">
            <text:p>Óra 7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8 clock</text:p>
          </table:table-cell>
          <table:table-cell office:value-type="string">
            <text:p>Óra 8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09 clock</text:p>
          </table:table-cell>
          <table:table-cell office:value-type="string">
            <text:p>Óra 9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0 clock</text:p>
          </table:table-cell>
          <table:table-cell office:value-type="string">
            <text:p>Óra 1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1 clock</text:p>
          </table:table-cell>
          <table:table-cell office:value-type="string">
            <text:p>Óra 11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lock - 12 clock</text:p>
          </table:table-cell>
          <table:table-cell office:value-type="string">
            <text:p>Óra 12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Pneumatic - parts</text:p>
          </table:table-cell>
          <table:table-cell office:value-type="string">
            <text:p>Pneumatika - alkatrész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Computer - general</text:p>
          </table:table-cell>
          <table:table-cell office:value-type="string">
            <text:p>Számítástechnika - általános</text:p>
          </table:table-cell>
          <table:table-cell office:value-type="float" office:value="29">
            <text:p>29</text:p>
          </table:table-cell>
          <table:table-cell office:value-type="string">
            <text:p>Xfig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99]+1" office:value-type="float" office:value="28">
            <text:p>28</text:p>
          </table:table-cell>
          <table:table-cell office:value-type="float" office:value="29">
            <text:p>29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omputer - network</text:p>
          </table:table-cell>
          <table:table-cell office:value-type="string">
            <text:p>Számítástechnika - hálózat</text:p>
          </table:table-cell>
          <table:table-cell office:value-type="float" office:value="32">
            <text:p>3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network devices</text:p>
          </table:table-cell>
          <table:table-cell office:value-type="string">
            <text:p>Számítástechnika - Hálózati elemek</text:p>
          </table:table-cell>
          <table:table-cell office:value-type="float" office:value="18">
            <text:p>1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Computer - WIFI</text:p>
          </table:table-cell>
          <table:table-cell office:value-type="string">
            <text:p>Számítástechnika - WIFI</text:p>
          </table:table-cell>
          <table:table-cell office:value-type="float" office:value="9">
            <text:p>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Numbers</text:p>
          </table:table-cell>
          <table:table-cell office:value-type="string">
            <text:p>Számok</text:p>
          </table:table-cell>
          <table:table-cell office:value-type="float" office:value="40">
            <text:p>40</text:p>
          </table:table-cell>
          <table:table-cell office:value-type="string">
            <text:p>OpenOffice.org 1.1.x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4"/>
          <table:table-cell table:formula="oooc:=[.F104]+1" office:value-type="float" office:value="11">
            <text:p>11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05]+1" office:value-type="float" office:value="31">
            <text:p>31</text:p>
          </table:table-cell>
          <table:table-cell office:value-type="float" office:value="40">
            <text:p>40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igns - danger</text:p>
          </table:table-cell>
          <table:table-cell office:value-type="string">
            <text:p>Táblák- Veszély</text:p>
          </table:table-cell>
          <table:table-cell office:value-type="float" office:value="38">
            <text:p>38</text:p>
          </table:table-cell>
          <table:table-cell office:value-type="string">
            <text:p>OOExtras.org</text:p>
          </table:table-cell>
          <table:table-cell table:number-columns-repeated="2"/>
          <table:table-cell office:value-type="string">
            <text:p>FloralStudio</text:p>
          </table:table-cell>
          <table:table-cell table:style-name="ce1" office:value-type="string">
            <text:p>Shu Minari </text:p>
          </table:table-cell>
          <table:table-cell table:style-name="ce1" office:value-type="string">
            <text:p><text:a xlink:href="mailto:foral@openoffice">foral@openoffice</text:a>.org </text:p>
          </table:table-cell>
          <table:table-cell office:value-type="string">
            <text:p>LGPL</text:p>
          </table:table-cell>
          <table:table-cell office:value-type="string">
            <text:p>http://ooextras.sourceforge.net/downloads/artwork/</text:p>
          </table:table-cell>
          <table:table-cell/>
        </table:table-row>
        <table:table-row table:style-name="ro2">
          <table:table-cell office:value-type="string">
            <text:p>Objects</text:p>
          </table:table-cell>
          <table:table-cell office:value-type="string">
            <text:p>Tárgyak</text:p>
          </table:table-cell>
          <table:table-cell office:value-type="float" office:value="298">
            <text:p>298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4"/>
          <table:table-cell table:formula="oooc:=[.F108]+1"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office:value-type="float" office:value="33">
            <text:p>33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/</text:a>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10]+1" office:value-type="float" office:value="34">
            <text:p>34</text:p>
          </table:table-cell>
          <table:table-cell office:value-type="float" office:value="298">
            <text:p>298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Africa</text:p>
          </table:table-cell>
          <table:table-cell office:value-type="string">
            <text:p>Térkép - Afrika</text:p>
          </table:table-cell>
          <table:table-cell office:value-type="float" office:value="42">
            <text:p>4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United States of America</text:p>
          </table:table-cell>
          <table:table-cell office:value-type="string">
            <text:p>Térkép - Amerikai Egyesült Államok</text:p>
          </table:table-cell>
          <table:table-cell office:value-type="float" office:value="51">
            <text:p>5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ustralia</text:p>
          </table:table-cell>
          <table:table-cell office:value-type="string">
            <text:p>Térkép - Ausztrália</text:p>
          </table:table-cell>
          <table:table-cell office:value-type="float" office:value="2">
            <text:p>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sia</text:p>
          </table:table-cell>
          <table:table-cell office:value-type="string">
            <text:p>Térkép - Ázsia</text:p>
          </table:table-cell>
          <table:table-cell office:value-type="float" office:value="19">
            <text:p>19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South America</text:p>
          </table:table-cell>
          <table:table-cell office:value-type="string">
            <text:p>Térkép - Dél-Amerika</text:p>
          </table:table-cell>
          <table:table-cell office:value-type="float" office:value="14">
            <text:p>1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Europe</text:p>
          </table:table-cell>
          <table:table-cell office:value-type="string">
            <text:p>Térkép - Európa</text:p>
          </table:table-cell>
          <table:table-cell office:value-type="float" office:value="17">
            <text:p>1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Europe 1</text:p>
          </table:table-cell>
          <table:table-cell office:value-type="string">
            <text:p>Térkép - Európa 1</text:p>
          </table:table-cell>
          <table:table-cell office:value-type="float" office:value="30">
            <text:p>30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France</text:p>
          </table:table-cell>
          <table:table-cell office:value-type="string">
            <text:p>Térkép - Franciaország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France - countries</text:p>
          </table:table-cell>
          <table:table-cell office:value-type="string">
            <text:p>Térkép - Franciaország - régiók</text:p>
          </table:table-cell>
          <table:table-cell office:value-type="float" office:value="49">
            <text:p>4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gns</text:p>
          </table:table-cell>
          <table:table-cell office:value-type="string">
            <text:p>Térkép - jelek</text:p>
          </table:table-cell>
          <table:table-cell office:value-type="float" office:value="112">
            <text:p>112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anada</text:p>
          </table:table-cell>
          <table:table-cell office:value-type="string">
            <text:p>Térkép – Kanada</text:p>
          </table:table-cell>
          <table:table-cell office:value-type="float" office:value="11">
            <text:p>11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Continents</text:p>
          </table:table-cell>
          <table:table-cell office:value-type="string">
            <text:p>Térkép – Kontinensek</text:p>
          </table:table-cell>
          <table:table-cell office:value-type="float" office:value="18">
            <text:p>18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iddle East</text:p>
          </table:table-cell>
          <table:table-cell office:value-type="string">
            <text:p>Térkép – Közel-Kelet</text:p>
          </table:table-cell>
          <table:table-cell office:value-type="float" office:value="13">
            <text:p>13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merica</text:p>
          </table:table-cell>
          <table:table-cell office:value-type="string">
            <text:p>Térkép - Közép-Amerika</text:p>
          </table:table-cell>
          <table:table-cell office:value-type="float" office:value="8">
            <text:p>8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Middle ages</text:p>
          </table:table-cell>
          <table:table-cell office:value-type="string">
            <text:p>Térkép - Középkor</text:p>
          </table:table-cell>
          <table:table-cell office:value-type="float" office:value="19">
            <text:p>1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Mexico</text:p>
          </table:table-cell>
          <table:table-cell office:value-type="string">
            <text:p>Térkép – Mexikó</text:p>
          </table:table-cell>
          <table:table-cell office:value-type="float" office:value="34">
            <text:p>34</text:p>
          </table:table-cell>
          <table:table-cell office:value-type="string">
            <text:p>Xfig</text:p>
          </table:table-cell>
          <table:table-cell table:number-columns-repeated="3"/>
          <table:table-cell office:value-type="string">
            <text:p>Brian V. Smith</text:p>
          </table:table-cell>
          <table:table-cell office:value-type="string">
            <text:p>bvsmith@lbl.gov</text:p>
          </table:table-cell>
          <table:table-cell office:value-type="string">
            <text:p>Public Domain</text:p>
          </table:table-cell>
          <table:table-cell office:value-type="string">
            <text:p>http://epb.lbl.gov/xfig/frm_object_libraries.html</text:p>
          </table:table-cell>
          <table:table-cell/>
        </table:table-row>
        <table:table-row table:style-name="ro1">
          <table:table-cell office:value-type="string">
            <text:p>Maps - Ancient times</text:p>
          </table:table-cell>
          <table:table-cell office:value-type="string">
            <text:p>Térkép - Ókor</text:p>
          </table:table-cell>
          <table:table-cell office:value-type="float" office:value="7">
            <text:p>7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simbols</text:p>
          </table:table-cell>
          <table:table-cell office:value-type="string">
            <text:p>Térkép - rajzjelek</text:p>
          </table:table-cell>
          <table:table-cell office:value-type="float" office:value="46">
            <text:p>46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odipodi</text:p>
          </table:table-cell>
          <table:table-cell table:formula="oooc:=[.F129]+1" office:value-type="float" office:value="5">
            <text:p>5</text:p>
          </table:table-cell>
          <table:table-cell office:value-type="float" office:value="46">
            <text:p>46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mapsymbols</text:p>
          </table:table-cell>
          <table:table-cell/>
        </table:table-row>
        <table:table-row table:style-name="ro1">
          <table:table-cell office:value-type="string">
            <text:p>Maps - history - 1900</text:p>
          </table:table-cell>
          <table:table-cell office:value-type="string">
            <text:p>Térkép - történelem - 1900</text:p>
          </table:table-cell>
          <table:table-cell office:value-type="float" office:value="12">
            <text:p>12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aps - World</text:p>
          </table:table-cell>
          <table:table-cell office:value-type="string">
            <text:p>Térkép - Világ</text:p>
          </table:table-cell>
          <table:table-cell office:value-type="float" office:value="10">
            <text:p>10</text:p>
          </table:table-cell>
          <table:table-cell office:value-type="string">
            <text:p>fr.openoffice.org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Koffice</text:p>
          </table:table-cell>
          <table:table-cell table:formula="oooc:=[.F132]+1" office:value-type="float" office:value="10">
            <text:p>1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users.skynet.be/kborrey/klipart/klipart.html</text:p>
          </table:table-cell>
          <table:table-cell/>
        </table:table-row>
        <table:table-row table:style-name="ro1">
          <table:table-cell office:value-type="string">
            <text:p>Crops</text:p>
          </table:table-cell>
          <table:table-cell office:value-type="string">
            <text:p>Termények</text:p>
          </table:table-cell>
          <table:table-cell office:value-type="float" office:value="39">
            <text:p>39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ractions</text:p>
          </table:table-cell>
          <table:table-cell office:value-type="string">
            <text:p>Törtek</text:p>
          </table:table-cell>
          <table:table-cell office:value-type="float" office:value="36">
            <text:p>36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Flags</text:p>
          </table:table-cell>
          <table:table-cell office:value-type="string">
            <text:p>Zászlók</text:p>
          </table:table-cell>
          <table:table-cell office:value-type="float" office:value="306">
            <text:p>306</text:p>
          </table:table-cell>
          <table:table-cell office:value-type="string">
            <text:p>Sodipodi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table:number-columns-repeated="3"/>
          <table:table-cell office:value-type="string">
            <text:p>Public Domain</text:p>
          </table:table-cell>
          <table:table-cell office:value-type="string">
            <text:p>http://www.sodipodi.com/index.php3?section=clipart/flags</text:p>
          </table:table-cell>
          <table:table-cell/>
        </table:table-row>
        <table:table-row table:style-name="ro1">
          <table:table-cell table:number-columns-repeated="4"/>
          <table:table-cell table:formula="oooc:=[.F136]+1" office:value-type="float" office:value="282">
            <text:p>282</text:p>
          </table:table-cell>
          <table:table-cell office:value-type="float" office:value="306">
            <text:p>306</text:p>
          </table:table-cell>
          <table:table-cell/>
          <table:table-cell office:value-type="string">
            <text:p>David Cannings</text:p>
          </table:table-cell>
          <table:table-cell office:value-type="string">
            <text:p>david@edeca.net</text:p>
          </table:table-cell>
          <table:table-cell office:value-type="string">
            <text:p>CC by-sa 2.0</text:p>
          </table:table-cell>
          <table:table-cell office:value-type="string">
            <text:p>http://edeca.net</text:p>
          </table:table-cell>
          <table:table-cell/>
        </table:table-row>
        <table:table-row table:style-name="ro1">
          <table:table-cell office:value-type="string">
            <text:p>Music - instruments</text:p>
          </table:table-cell>
          <table:table-cell office:value-type="string">
            <text:p>Zene - hangszer</text:p>
          </table:table-cell>
          <table:table-cell office:value-type="float" office:value="3">
            <text:p>3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Music - sheet music</text:p>
          </table:table-cell>
          <table:table-cell office:value-type="string">
            <text:p>Zene - kotta</text:p>
          </table:table-cell>
          <table:table-cell office:value-type="float" office:value="11">
            <text:p>11</text:p>
          </table:table-cell>
          <table:table-cell office:value-type="string">
            <text:p>fr.openoffice.org</text:p>
          </table:table-cell>
          <table:table-cell table:number-columns-repeated="5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>
          <table:table-cell office:value-type="string">
            <text:p>Special Pictogramms</text:p>
          </table:table-cell>
          <table:table-cell office:value-type="string">
            <text:p>Speciális piktogramok</text:p>
          </table:table-cell>
          <table:table-cell office:value-type="float" office:value="26">
            <text:p>26</text:p>
          </table:table-cell>
          <table:table-cell table:style-name="ce1" office:value-type="string">
            <text:p>Fressnapf </text:p>
          </table:table-cell>
          <table:table-cell table:style-name="ce3" table:number-columns-repeated="2"/>
          <table:table-cell table:number-columns-repeated="3"/>
          <table:table-cell office:value-type="string">
            <text:p>LGPL</text:p>
          </table:table-cell>
          <table:table-cell office:value-type="string">
            <text:p>http://qa.openoffice.org/issues/show_bug.cgi?id=66738</text:p>
          </table:table-cell>
          <table:table-cell/>
        </table:table-row>
        <table:table-row table:style-name="ro2">
          <table:table-cell office:value-type="string">
            <text:p>Photos - Celebration</text:p>
          </table:table-cell>
          <table:table-cell office:value-type="string">
            <text:p>Fotók – Ünnepek</text:p>
          </table:table-cell>
          <table:table-cell office:value-type="float" office:value="2">
            <text:p>2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office:value-type="string">
            <text:p>Photos - Foods and Drinks</text:p>
          </table:table-cell>
          <table:table-cell office:value-type="string">
            <text:p>Fotók – Ételek és Italok</text:p>
          </table:table-cell>
          <table:table-cell office:value-type="float" office:value="7">
            <text:p>7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1">
          <table:table-cell office:value-type="string">
            <text:p>Photos – Humans</text:p>
          </table:table-cell>
          <table:table-cell office:value-type="string">
            <text:p>Fotók – Emberek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2456323_62f1a7dad1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<text:a xlink:href="http://www.flickr.com/photos/7745606@N05/1472456323/">http://www.flickr.com/photos/7745606@N05/1472456323/</text:a>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7745606@N05/</text:p>
          </table:table-cell>
          <table:table-cell office:value-type="string">
            <text:p>1473308070_30ac88194b_o.jpg</text:p>
          </table:table-cell>
          <table:table-cell table:number-columns-repeated="2"/>
          <table:table-cell office:value-type="string">
            <text:p>Amyfm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7745606@N05/147330807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office:value-type="string">
            <text:p>1471425079_b3b53bdf5f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7142507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mazzuk/</text:p>
          </table:table-cell>
          <table:table-cell table:style-name="Default" office:value-type="string">
            <text:p>1481457389_86532082cb_b.jpg</text:p>
          </table:table-cell>
          <table:table-cell table:number-columns-repeated="2"/>
          <table:table-cell office:value-type="string">
            <text:p>Mazzuk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mazzuk/148145738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string">
            <text:p>http://www.flickr.com/photos/scenery/</text:p>
          </table:table-cell>
          <table:table-cell office:value-type="string">
            <text:p>1482314200_1f933fe66f_b.jpg</text:p>
          </table:table-cell>
          <table:table-cell table:number-columns-repeated="2"/>
          <table:table-cell office:value-type="string">
            <text:p>Luo Shaoyang</text:p>
          </table:table-cell>
          <table:table-cell/>
          <table:table-cell office:value-type="string">
            <text:p>CC by</text:p>
          </table:table-cell>
          <table:table-cell office:value-type="string">
            <text:p>http://www.flickr.com/photos/scenery/1482314200/</text:p>
          </table:table-cell>
          <table:table-cell/>
        </table:table-row>
        <table:table-row table:style-name="ro1">
          <table:table-cell office:value-type="string">
            <text:p>Photos - Objects</text:p>
          </table:table-cell>
          <table:table-cell office:value-type="string">
            <text:p>Fotók – Tárgyak</text:p>
          </table:table-cell>
          <table:table-cell office:value-type="float" office:value="18">
            <text:p>18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NASA</text:p>
          </table:table-cell>
          <table:table-cell office:value-type="string">
            <text:p>Wikimedia_Space_*</text:p>
          </table:table-cell>
          <table:table-cell table:number-columns-repeated="4"/>
          <table:table-cell office:value-type="string">
            <text:p>Public Domain</text:p>
          </table:table-cell>
          <table:table-cell office:value-type="string">
            <text:p><text:a xlink:href="http://www.jsc.nasa.gov/policies.html">http://www.jsc.nasa.gov/policies.html</text:a></text:p>
          </table:table-cell>
          <table:table-cell/>
        </table:table-row>
        <table:table-row table:style-name="ro2">
          <table:table-cell office:value-type="string">
            <text:p>Photos - Space</text:p>
          </table:table-cell>
          <table:table-cell office:value-type="string">
            <text:p>Fotók – Világűr</text:p>
          </table:table-cell>
          <table:table-cell office:value-type="float" office:value="19">
            <text:p>19</text:p>
          </table:table-cell>
          <table:table-cell office:value-type="string">
            <text:p>PDPhoto.org</text:p>
          </table:table-cell>
          <table:table-cell office:value-type="string">
            <text:p>JS_PDPhO*</text:p>
          </table:table-cell>
          <table:table-cell table:number-columns-repeated="2"/>
          <table:table-cell office:value-type="string">
            <text:p>Jon Sullivan</text:p>
          </table:table-cell>
          <table:table-cell office:value-type="string">
            <text:p><text:a xlink:href="mailto:jons@pdphoto">jons@pdphoto</text:a>.org</text:p>
          </table:table-cell>
          <table:table-cell office:value-type="string">
            <text:p>Public Domain</text:p>
          </table:table-cell>
          <table:table-cell office:value-type="string">
            <text:p>http://pdphoto.org/index.php</text:p>
          </table:table-cell>
          <table:table-cell/>
        </table:table-row>
        <table:table-row table:style-name="ro1">
          <table:table-cell office:value-type="string">
            <text:p>Photos - Travel</text:p>
          </table:table-cell>
          <table:table-cell office:value-type="string">
            <text:p>Fotók – Utazás</text:p>
          </table:table-cell>
          <table:table-cell office:value-type="float" office:value="6">
            <text:p>6</text:p>
          </table:table-cell>
          <table:table-cell office:value-type="string">
            <text:p>MorgueFile</text:p>
          </table:table-cell>
          <table:table-cell office:value-type="string">
            <text:p>morguefiles_com_pindiyath100*</text:p>
          </table:table-cell>
          <table:table-cell table:number-columns-repeated="2"/>
          <table:table-cell office:value-type="string">
            <text:p>Sanjay Pindiyath</text:p>
          </table:table-cell>
          <table:table-cell office:value-type="string">
            <text:p>pindiyath@hotmail.com</text:p>
          </table:table-cell>
          <table:table-cell office:value-type="string">
            <text:p>Public Domain</text:p>
          </table:table-cell>
          <table:table-cell office:value-type="string">
            <text:p>http://morguefile.com/archive/?author=pindiyath100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OpenOffice.org</text:p>
          </table:table-cell>
          <table:table-cell table:number-columns-repeated="5"/>
          <table:table-cell office:value-type="string">
            <text:p>LGPL</text:p>
          </table:table-cell>
          <table:table-cell office:value-type="string">
            <text:p><text:a xlink:href="http://www.openoffice.org/">http://www.openoffice.org/</text:a>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4">
            <text:p>4</text:p>
          </table:table-cell>
          <table:table-cell office:value-type="string">
            <text:p>Sodipodi</text:p>
          </table:table-cell>
          <table:table-cell table:number-columns-repeated="5"/>
          <table:table-cell office:value-type="string">
            <text:p>Public Domain</text:p>
          </table:table-cell>
          <table:table-cell office:value-type="string">
            <text:p>http://www.sodipodi.com/index.php3?section=clipart/houses</text:p>
          </table:table-cell>
          <table:table-cell/>
        </table:table-row>
        <table:table-row table:style-name="ro1">
          <table:table-cell office:value-type="string">
            <text:p>Buildings</text:p>
          </table:table-cell>
          <table:table-cell office:value-type="string">
            <text:p>Épületek</text:p>
          </table:table-cell>
          <table:table-cell office:value-type="float" office:value="16">
            <text:p>16</text:p>
          </table:table-cell>
          <table:table-cell office:value-type="string">
            <text:p>VectorPortal.com</text:p>
          </table:table-cell>
          <table:table-cell table:number-columns-repeated="3"/>
          <table:table-cell office:value-type="string">
            <text:p>Boris Maric</text:p>
          </table:table-cell>
          <table:table-cell table:style-name="ce4" office:value-type="string">
            <text:p><text:a xlink:href="mailto:borismaric@email.com">borismaric@email.com</text:a> </text:p>
          </table:table-cell>
          <table:table-cell office:value-type="string">
            <text:p>LGPL</text:p>
          </table:table-cell>
          <table:table-cell office:value-type="string">
            <text:p>http://www.vectorportal.com/</text:p>
          </table:table-cell>
          <table:table-cell/>
        </table:table-row>
        <table:table-row table:style-name="ro1">
          <table:table-cell office:value-type="string">
            <text:p>Relegion</text:p>
          </table:table-cell>
          <table:table-cell office:value-type="string">
            <text:p>Vallás</text:p>
          </table:table-cell>
          <table:table-cell office:value-type="float" office:value="22">
            <text:p>22</text:p>
          </table:table-cell>
          <table:table-cell office:value-type="string">
            <text:p>OpenOffice.org</text:p>
          </table:table-cell>
          <table:table-cell table:number-columns-repeated="2"/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Homepage 2</text:p>
          </table:table-cell>
          <table:table-cell office:value-type="string">
            <text:p>Honlap 2</text:p>
          </table:table-cell>
          <table:table-cell office:value-type="float" office:value="36">
            <text:p>36</text:p>
          </table:table-cell>
          <table:table-cell office:value-type="string">
            <text:p>OpenOffice.org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string">
            <text:p>Marketing</text:p>
          </table:table-cell>
          <table:table-cell table:number-columns-repeated="3"/>
          <table:table-cell office:value-type="string">
            <text:p>http://www.openoffice.org/</text:p>
          </table:table-cell>
          <table:table-cell/>
        </table:table-row>
        <table:table-row table:style-name="ro1">
          <table:table-cell office:value-type="string">
            <text:p>OpenOffice.org logos</text:p>
          </table:table-cell>
          <table:table-cell office:value-type="string">
            <text:p>Openoffice.org logók</text:p>
          </table:table-cell>
          <table:table-cell office:value-type="float" office:value="35">
            <text:p>35</text:p>
          </table:table-cell>
          <table:table-cell/>
          <table:table-cell table:formula="oooc:=[.F159]+1" office:value-type="float" office:value="15">
            <text:p>15</text:p>
          </table:table-cell>
          <table:table-cell office:value-type="float" office:value="15">
            <text:p>15</text:p>
          </table:table-cell>
          <table:table-cell office:value-type="string">
            <text:p>Documentation/Gallery Contest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penoffice.org/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fr.openoffice.org</text:p>
          </table:table-cell>
          <table:table-cell table:formula="oooc:=[.F160]+1" office:value-type="float" office:value="16">
            <text:p>16</text:p>
          </table:table-cell>
          <table:table-cell office:value-type="float" office:value="35">
            <text:p>35</text:p>
          </table:table-cell>
          <table:table-cell table:number-columns-repeated="3"/>
          <table:table-cell office:value-type="string">
            <text:p>GNU PDL</text:p>
          </table:table-cell>
          <table:table-cell office:value-type="string">
            <text:p>http://fr.openoffice.org/Documentation/Gallery/indexgal.html</text:p>
          </table:table-cell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formula="oooc:=SUM([.C2:.C164])" office:value-type="float" office:value="3395">
            <text:p>3395</text:p>
          </table:table-cell>
          <table:table-cell table:number-columns-repeated="9"/>
        </table:table-row>
        <table:table-row table:style-name="ro1" table:number-rows-repeated="65370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Munkalap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Munkalap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Munkalap1.A1:Munkalap1.K15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hu" fo:country="HU" style:font-name-asian="Lucida Sans Unicode" style:language-asian="hu" style:country-asian="HU" style:font-name-complex="Tahoma" style:language-complex="hu" style:country-complex="HU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number:number-style style:name="N108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4">2007.10.04</text:date>, <text:time>11:56:47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-dev/2.3$Win32 OpenOffice.org_project/680m2$Build-9207</meta:generator>
    <meta:creation-date>2005-08-05T18:33:58</meta:creation-date>
    <dc:date>2007-10-04T11:56:46</dc:date>
    <meta:editing-cycles>141</meta:editing-cycles>
    <meta:editing-duration>PT6H42M30S</meta:editing-duration>
    <meta:user-defined meta:name="Info 1"/>
    <meta:user-defined meta:name="Info 2"/>
    <meta:user-defined meta:name="Info 3"/>
    <meta:user-defined meta:name="Info 4"/>
    <meta:document-statistic meta:table-count="3" meta:cell-count="1014"/>
  </office:meta>
</office:document-meta>
</file>